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ortrai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13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VerticalBoldCenter">
      <style:table-cell-properties fo:background-color="#ffdca8"/>
    </style:style>
    <style:style style:name="ce117" style:family="table-cell" style:parent-style-name="Normal">
      <style:table-cell-properties fo:background-color="#c0ffc0"/>
    </style:style>
    <style:style style:name="ce118" style:family="table-cell" style:parent-style-name="Right">
      <style:table-cell-properties fo:background-color="#ff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3-11-27T07:51:15" calcext:value-type="date">
            <text:p>2023-11-27 07:51:15</text:p>
          </table:table-cell>
          <table:table-cell table:style-name="ce22" office:value-type="date" office:date-value="2023-11-27" calcext:value-type="date">
            <text:p>2023-11-27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07H51M15S" calcext:value-type="time">
            <text:p>07:51:15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3-11-27T07:51:15" calcext:value-type="date">
            <text:p>2023-11-27 07:51:15</text:p>
          </table:table-cell>
          <table:table-cell table:style-name="ce23" office:value-type="date" office:date-value="2023-11-27" calcext:value-type="date">
            <text:p>2023-11-27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19H51M15S" calcext:value-type="time">
            <text:p>19:51:15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3-11-27T07:51:15" calcext:value-type="date">
            <text:p>2023-11-27 07:51:15</text:p>
          </table:table-cell>
          <table:table-cell table:style-name="ce24" office:value-type="date" office:date-value="2023-11-27" calcext:value-type="date">
            <text:p>2023-11-27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07H51M15S" calcext:value-type="time">
            <text:p>07:51:15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3-11-27T07:51:15" calcext:value-type="date">
            <text:p>2023-11-27 07:51:15</text:p>
          </table:table-cell>
          <table:table-cell table:style-name="ce25" office:value-type="date" office:date-value="2023-11-27" calcext:value-type="date">
            <text:p>2023-11-27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19H51M15S" calcext:value-type="time">
            <text:p>19:51:15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3-11-27T07:51:15" calcext:value-type="date">
            <text:p>2023-11-27 07:51:15</text:p>
          </table:table-cell>
          <table:table-cell table:style-name="ce26" office:value-type="date" office:date-value="2023-11-27" calcext:value-type="date">
            <text:p>2023-11-27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07H51M15S" calcext:value-type="time">
            <text:p>07:51:15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3-11-27T07:51:15" calcext:value-type="date">
            <text:p>2023-11-27 07:51:15</text:p>
          </table:table-cell>
          <table:table-cell table:style-name="ce27" office:value-type="date" office:date-value="2023-11-27" calcext:value-type="date">
            <text:p>2023-11-27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19H51M16S" calcext:value-type="time">
            <text:p>19:51:16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3-11-27T07:51:16" calcext:value-type="date">
            <text:p>2023-11-27 07:51:16</text:p>
          </table:table-cell>
          <table:table-cell table:style-name="ce28" office:value-type="date" office:date-value="2023-11-27" calcext:value-type="date">
            <text:p>2023-11-27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07H51M16S" calcext:value-type="time">
            <text:p>07:51:16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3-11-27T07:51:16" calcext:value-type="date">
            <text:p>2023-11-27 07:51:16</text:p>
          </table:table-cell>
          <table:table-cell table:style-name="ce29" office:value-type="date" office:date-value="2023-11-27" calcext:value-type="date">
            <text:p>2023-11-27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19H51M16S" calcext:value-type="time">
            <text:p>19:51:16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3-11-27T07:51:16" calcext:value-type="date">
            <text:p>2023-11-27 07:51:16</text:p>
          </table:table-cell>
          <table:table-cell table:style-name="ce30" office:value-type="date" office:date-value="2023-11-27" calcext:value-type="date">
            <text:p>2023-11-27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07H51M16S" calcext:value-type="time">
            <text:p>07:51:16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3-11-27T07:51:16" calcext:value-type="date">
            <text:p>2023-11-27 07:51:16</text:p>
          </table:table-cell>
          <table:table-cell table:style-name="ce31" office:value-type="date" office:date-value="2023-11-27" calcext:value-type="date">
            <text:p>2023-11-27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19H51M16S" calcext:value-type="time">
            <text:p>19:51:16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3-11-27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Merge proof</text:p>
          </table:table-cell>
          <table:covered-table-cell table:number-columns-repeated="6"/>
        </table:table-row>
      </table:table>
      <table:table table:name="List of rows or columns" table:style-name="ta2">
        <table:table-column table:style-name="co5" table:default-cell-style-name="ce114"/>
        <table:table-column table:style-name="co5" table:number-columns-repeated="2" table:default-cell-style-name="ce40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ist of row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2:.A4])" office:value-type="float" office:value="12" calcext:value-type="float">
            <text:p>12</text:p>
          </table:table-cell>
          <table:table-cell table:style-name="ce35" table:formula="of:=SUM([.B2:.B4])" office:value-type="float" office:value="15" calcext:value-type="float">
            <text:p>15</text:p>
          </table:table-cell>
          <table:table-cell table:style-name="ce35" table:formula="of:=SUM([.C2:.C4])"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List of column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9:.A11])" office:value-type="float" office:value="6" calcext:value-type="float">
            <text:p>6</text:p>
          </table:table-cell>
          <table:table-cell table:style-name="ce35" table:formula="of:=SUM([.B9:.B11])" office:value-type="float" office:value="15" calcext:value-type="float">
            <text:p>15</text:p>
          </table:table-cell>
          <table:table-cell table:style-name="ce35" table:formula="of:=SUM([.C9:.C11])"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and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A16:.E16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A17:.E17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A18:.E18])" office:value-type="float" office:value="20429" calcext:value-type="float">
            <text:p>20.429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16:.B18])" office:value-type="float" office:value="33424" calcext:value-type="float">
            <text:p>33.424</text:p>
          </table:table-cell>
          <table:table-cell table:style-name="ce35" table:formula="of:=SUM([.C16:.C18])" office:value-type="float" office:value="15" calcext:value-type="float">
            <text:p>15</text:p>
          </table:table-cell>
          <table:table-cell table:style-name="ce35" table:formula="of:=SUM([.D16:.D18])" office:value-type="float" office:value="18" calcext:value-type="float">
            <text:p>18</text:p>
          </table:table-cell>
          <table:table-cell table:style-name="ce35" table:formula="of:=SUM([.E16:.E18])" office:value-type="float" office:value="21" calcext:value-type="float">
            <text:p>21</text:p>
          </table:table-cell>
          <table:table-cell table:style-name="ce35" table:formula="of:=SUM([.A19:.E19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3:.B25])" office:value-type="float" office:value="33424" calcext:value-type="float">
            <text:p>33.424</text:p>
          </table:table-cell>
          <table:table-cell table:style-name="ce35" table:formula="of:=SUM([.C23:.C25])" office:value-type="float" office:value="15" calcext:value-type="float">
            <text:p>15</text:p>
          </table:table-cell>
          <table:table-cell table:style-name="ce35" table:formula="of:=SUM([.D23:.D25])" office:value-type="float" office:value="18" calcext:value-type="float">
            <text:p>18</text:p>
          </table:table-cell>
          <table:table-cell table:style-name="ce35" table:formula="of:=SUM([.E23:.E25])" office:value-type="float" office:value="21" calcext:value-type="float">
            <text:p>21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30:.E30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31:.E31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32:.E32])" office:value-type="float" office:value="20429" calcext:value-type="float">
            <text:p>20.429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showing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4" office:value-type="string" calcext:value-type="string">
            <text:p>Suma de totales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6:.B38])" office:value-type="float" office:value="33424" calcext:value-type="float">
            <text:p>33.424</text:p>
          </table:table-cell>
          <table:table-cell table:style-name="ce35" table:formula="of:=SUM([.C36:.C38])" office:value-type="float" office:value="15" calcext:value-type="float">
            <text:p>15</text:p>
          </table:table-cell>
          <table:table-cell table:style-name="ce35" table:formula="of:=SUM([.D36:.D38])" office:value-type="float" office:value="18" calcext:value-type="float">
            <text:p>18</text:p>
          </table:table-cell>
          <table:table-cell table:style-name="ce35" table:formula="of:=SUM([.E36:.E38])" office:value-type="float" office:value="21" calcext:value-type="float">
            <text:p>21</text:p>
          </table:table-cell>
          <table:table-cell table:style-name="ce35" table:formula="of:=SUM([.B39:.E40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 showing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43:.E43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44:.E44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45:.E45])" office:value-type="float" office:value="20429" calcext:value-type="float">
            <text:p>20.429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34" office:value-type="string" calcext:value-type="string">
            <text:p>Suma de totales</text:p>
          </table:table-cell>
          <table:table-cell table:style-name="ce35" table:formula="of:=SUM([.F43:.G45])" office:value-type="float" office:value="33478" calcext:value-type="float">
            <text:p>33.478</text:p>
          </table:table-cell>
        </table:table-row>
      </table:table>
      <table:table table:name="Helpers" table:style-name="ta1"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16" office:value-type="string" calcext:value-type="string" table:number-columns-spanned="1" table:number-rows-spanned="6">
            <text:p>Helper values with total (vertical)</text:p>
          </table:table-cell>
          <table:table-cell table:style-name="ce1" office:value-type="string" calcext:value-type="string">
            <text:p>Suma 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/>
          <table:table-cell table:style-name="ce35" table:formula="of:=SUM([.B5:.B8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5:.C35])" office:value-type="float" office:value="10100" calcext:value-type="float">
            <text:p>10.100</text:p>
          </table:table-cell>
          <table:table-cell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6:.C36])"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5:.B36])" office:value-type="float" office:value="10100" calcext:value-type="float">
            <text:p>10.100</text:p>
          </table:table-cell>
          <table:table-cell table:style-name="ce35" table:formula="of:=SUM([.C35:.C36])" office:value-type="float" office:value="120" calcext:value-type="float">
            <text:p>120</text:p>
          </table:table-cell>
          <table:table-cell table:style-name="ce35" table:formula="of:=SUM([.B37:.C37])" office:value-type="float" office:value="10220" calcext:value-type="float">
            <text:p>10.220</text:p>
          </table:table-cell>
          <table:table-cell/>
        </table:table-row>
      </table:table>
      <table:table table:name="Sort" table:style-name="ta2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plits in 400 rows (1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dena 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dena 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dena 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dena 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dena 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dena 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dena 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dena 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dena 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dena 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dena 1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dena 1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dena 1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dena 1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dena 1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dena 1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dena 1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dena 1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dena 1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dena 1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dena 2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dena 2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dena 2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dena 2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adena 2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dena 2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dena 2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adena 2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dena 2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dena 2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dena 3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dena 3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dena 3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dena 3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adena 3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adena 3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adena 3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adena 3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adena 3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adena 3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adena 4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adena 4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dena 4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dena 4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dena 4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dena 4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adena 4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adena 4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adena 4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adena 4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adena 5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adena 5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adena 5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adena 5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adena 5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adena 5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dena 5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dena 5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adena 5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adena 5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adena 6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adena 6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adena 6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adena 6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adena 6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adena 6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adena 6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adena 6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adena 6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adena 6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adena 7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adena 7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adena 7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adena 7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adena 7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adena 7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adena 7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dena 7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adena 7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adena 7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adena 8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adena 8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adena 8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adena 8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adena 8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adena 8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adena 8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adena 8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adena 8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adena 8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adena 9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adena 9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adena 9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adena 9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adena 9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adena 9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adena 9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adena 9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adena 9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adena 9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adena 10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adena 10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adena 10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adena 10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adena 10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adena 10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adena 10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adena 10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adena 10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adena 10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adena 11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adena 11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adena 11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adena 11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adena 11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adena 11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adena 11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adena 11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adena 11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adena 11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adena 12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adena 12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adena 12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adena 12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adena 12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adena 12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adena 12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adena 12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adena 12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adena 12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adena 13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adena 13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adena 13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adena 13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adena 13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adena 13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adena 13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adena 13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adena 13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adena 13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adena 14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Cadena 14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dena 14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adena 14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adena 14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adena 14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adena 14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adena 14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adena 14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Cadena 14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adena 15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adena 15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adena 15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adena 15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adena 15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adena 15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adena 15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adena 15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adena 15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adena 15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adena 16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adena 16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Cadena 16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adena 16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adena 16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adena 16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adena 16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Cadena 16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adena 16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adena 16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adena 17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Cadena 17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adena 17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Cadena 17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adena 17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Cadena 17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adena 17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Cadena 17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Cadena 17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adena 17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Cadena 18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Cadena 18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adena 18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adena 18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Cadena 18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Cadena 18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Cadena 18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Cadena 18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Cadena 18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Cadena 18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Cadena 19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Cadena 19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adena 19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Cadena 19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Cadena 19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adena 19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Cadena 19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Cadena 19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adena 19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adena 19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adena 20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adena 20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Cadena 20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adena 20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adena 20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Cadena 20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adena 20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Cadena 20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Cadena 20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Cadena 20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Cadena 21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Cadena 21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Cadena 21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Cadena 21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Cadena 21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Cadena 21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Cadena 21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Cadena 21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Cadena 21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Cadena 21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adena 22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Cadena 22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Cadena 22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Cadena 22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Cadena 22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Cadena 22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Cadena 22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Cadena 22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Cadena 22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Cadena 22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Cadena 23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adena 23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Cadena 23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Cadena 23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Cadena 23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Cadena 23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Cadena 23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Cadena 23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Cadena 23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Cadena 23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adena 24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Cadena 24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Cadena 24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Cadena 24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Cadena 24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Cadena 24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Cadena 24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Cadena 24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Cadena 24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Cadena 24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Cadena 25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Cadena 25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Cadena 25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Cadena 25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adena 25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Cadena 25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Cadena 25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Cadena 25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Cadena 25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Cadena 25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Cadena 26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Cadena 26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Cadena 26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Cadena 26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Cadena 26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Cadena 26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Cadena 26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Cadena 26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Cadena 26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Cadena 26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Cadena 27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Cadena 27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Cadena 27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Cadena 27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Cadena 27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Cadena 27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Cadena 27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Cadena 27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Cadena 27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adena 27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Cadena 28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Cadena 28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Cadena 28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Cadena 28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Cadena 28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Cadena 28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Cadena 28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Cadena 28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Cadena 28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Cadena 28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Cadena 29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Cadena 29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Cadena 29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Cadena 29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Cadena 29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Cadena 29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Cadena 29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Cadena 29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Cadena 29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Cadena 29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Cadena 30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Cadena 30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Cadena 30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Cadena 30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Cadena 30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Cadena 30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Cadena 30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Cadena 30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Cadena 30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Cadena 30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Cadena 31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Cadena 31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Cadena 31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Cadena 31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adena 31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Cadena 31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Cadena 31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Cadena 31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Cadena 31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Cadena 31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Cadena 32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Cadena 32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Cadena 32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Cadena 32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Cadena 32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adena 32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Cadena 32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Cadena 32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Cadena 32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Cadena 32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Cadena 33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Cadena 33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Cadena 33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Cadena 33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Cadena 33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Cadena 33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Cadena 33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adena 33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Cadena 33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Cadena 33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adena 34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Cadena 34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Cadena 34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Cadena 34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Cadena 34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Cadena 34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Cadena 34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adena 34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Cadena 34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Cadena 34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Cadena 35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Cadena 35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Cadena 35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Cadena 35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adena 35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Cadena 35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Cadena 35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adena 35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adena 35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adena 35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Cadena 36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Cadena 36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Cadena 36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adena 36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Cadena 36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Cadena 36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adena 36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adena 36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Cadena 36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Cadena 36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adena 37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Cadena 37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adena 37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adena 37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Cadena 37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Cadena 37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Cadena 37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Cadena 37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adena 37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Cadena 37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Cadena 38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adena 38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Cadena 38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adena 38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Cadena 38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adena 38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Cadena 38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Cadena 38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Cadena 38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adena 38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Cadena 39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adena 39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Cadena 39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Cadena 39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Cadena 39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adena 39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adena 39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Cadena 39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Cadena 39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Cadena 399</text:p>
          </table:table-cell>
          <table:table-cell office:value-type="date" office:date-value="2023-11-27T07:51:16" calcext:value-type="date">
            <text:p>2023-11-27 07:51:16</text:p>
          </table:table-cell>
        </table:table-row>
      </table:table>
      <table:table table:name="Splits in 400 rows (2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adena 40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Cadena 40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adena 40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Cadena 40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Cadena 40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Cadena 40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Cadena 40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Cadena 40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Cadena 40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Cadena 40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Cadena 41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Cadena 41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Cadena 41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Cadena 41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Cadena 41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adena 41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Cadena 41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Cadena 41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Cadena 41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Cadena 41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Cadena 42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adena 42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Cadena 42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Cadena 42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Cadena 42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Cadena 42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Cadena 42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Cadena 42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adena 42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Cadena 42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Cadena 43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Cadena 43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Cadena 43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Cadena 43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Cadena 43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Cadena 43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Cadena 43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Cadena 43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Cadena 43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Cadena 43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adena 44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Cadena 44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Cadena 44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adena 44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Cadena 44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Cadena 44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Cadena 44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Cadena 44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Cadena 44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Cadena 44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Cadena 45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Cadena 45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Cadena 45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Cadena 45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Cadena 45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Cadena 45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Cadena 45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Cadena 45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Cadena 45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Cadena 45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Cadena 46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Cadena 46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Cadena 46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Cadena 46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Cadena 46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Cadena 46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Cadena 46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Cadena 46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Cadena 46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adena 46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Cadena 47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Cadena 47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Cadena 47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Cadena 47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Cadena 47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Cadena 47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Cadena 47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Cadena 47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Cadena 47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Cadena 47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Cadena 48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Cadena 48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Cadena 48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Cadena 48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Cadena 48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Cadena 48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Cadena 48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Cadena 48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Cadena 48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Cadena 48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adena 49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Cadena 49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Cadena 49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Cadena 49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Cadena 49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Cadena 49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Cadena 49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Cadena 49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Cadena 49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Cadena 49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Cadena 50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Cadena 50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Cadena 50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Cadena 50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Cadena 50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Cadena 50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Cadena 50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Cadena 50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Cadena 50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Cadena 50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Cadena 51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Cadena 51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Cadena 51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Cadena 51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Cadena 51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Cadena 51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Cadena 51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Cadena 51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Cadena 51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Cadena 51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Cadena 52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Cadena 52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Cadena 52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Cadena 52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Cadena 52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Cadena 52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Cadena 52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Cadena 52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Cadena 52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Cadena 52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Cadena 53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Cadena 53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Cadena 53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Cadena 53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Cadena 53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Cadena 53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Cadena 53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Cadena 53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Cadena 53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Cadena 53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Cadena 54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Cadena 54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Cadena 54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Cadena 54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Cadena 54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Cadena 54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Cadena 54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Cadena 54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Cadena 54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Cadena 54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Cadena 55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Cadena 55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Cadena 55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Cadena 55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Cadena 55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Cadena 55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adena 55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Cadena 55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Cadena 55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Cadena 55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Cadena 56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Cadena 56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Cadena 56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Cadena 56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Cadena 56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Cadena 56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Cadena 56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Cadena 56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Cadena 56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Cadena 56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Cadena 57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Cadena 57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Cadena 57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Cadena 57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Cadena 57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Cadena 57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Cadena 57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Cadena 57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Cadena 57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Cadena 57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Cadena 58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Cadena 58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Cadena 58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Cadena 58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Cadena 58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Cadena 58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Cadena 58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Cadena 58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Cadena 58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Cadena 58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Cadena 59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Cadena 59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Cadena 59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Cadena 59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Cadena 59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Cadena 59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Cadena 59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Cadena 59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Cadena 59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Cadena 59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Cadena 60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Cadena 60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Cadena 60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Cadena 60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Cadena 60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Cadena 60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Cadena 60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Cadena 60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Cadena 60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Cadena 60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Cadena 61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Cadena 61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Cadena 61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Cadena 61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Cadena 61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Cadena 61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Cadena 61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Cadena 61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Cadena 61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Cadena 61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Cadena 62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Cadena 62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Cadena 62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Cadena 62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Cadena 62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Cadena 62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Cadena 62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Cadena 62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Cadena 62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Cadena 62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Cadena 63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Cadena 63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Cadena 63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Cadena 63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Cadena 63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Cadena 63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Cadena 63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Cadena 63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Cadena 63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Cadena 63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Cadena 64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Cadena 64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Cadena 64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Cadena 64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Cadena 64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Cadena 64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Cadena 64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Cadena 64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Cadena 64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Cadena 64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Cadena 65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Cadena 65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Cadena 65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Cadena 65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Cadena 65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Cadena 65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Cadena 65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Cadena 65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Cadena 65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Cadena 65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Cadena 66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Cadena 66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Cadena 66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Cadena 66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Cadena 66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Cadena 66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Cadena 66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Cadena 66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Cadena 66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Cadena 66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Cadena 67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Cadena 67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Cadena 67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Cadena 67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Cadena 67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Cadena 67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Cadena 67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Cadena 67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Cadena 67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Cadena 67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Cadena 68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Cadena 68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Cadena 68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Cadena 68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Cadena 68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Cadena 68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Cadena 68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Cadena 68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Cadena 68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Cadena 68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Cadena 69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Cadena 69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Cadena 69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Cadena 69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Cadena 69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Cadena 69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Cadena 69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Cadena 69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Cadena 69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Cadena 69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Cadena 70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Cadena 70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Cadena 70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Cadena 70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Cadena 70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Cadena 70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Cadena 70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Cadena 70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Cadena 70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Cadena 70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Cadena 71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Cadena 71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Cadena 71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Cadena 71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Cadena 71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Cadena 71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Cadena 71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Cadena 71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Cadena 71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Cadena 71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Cadena 72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Cadena 72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Cadena 72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Cadena 72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Cadena 72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Cadena 72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Cadena 72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Cadena 72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Cadena 72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Cadena 72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Cadena 73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Cadena 73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Cadena 73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Cadena 73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Cadena 73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Cadena 73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Cadena 73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Cadena 73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Cadena 73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Cadena 73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Cadena 74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Cadena 74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Cadena 74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Cadena 74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Cadena 74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Cadena 74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Cadena 74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Cadena 74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Cadena 74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Cadena 74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Cadena 75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Cadena 75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Cadena 75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Cadena 75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Cadena 75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Cadena 75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Cadena 75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Cadena 75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Cadena 75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Cadena 75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Cadena 76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Cadena 76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Cadena 76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Cadena 76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Cadena 76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Cadena 76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Cadena 76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Cadena 76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Cadena 76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Cadena 76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Cadena 77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Cadena 77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Cadena 77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Cadena 77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Cadena 77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Cadena 77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Cadena 77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Cadena 77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Cadena 77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Cadena 77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Cadena 78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Cadena 78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Cadena 78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Cadena 78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Cadena 78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Cadena 78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Cadena 78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Cadena 78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Cadena 78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Cadena 78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Cadena 79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Cadena 79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Cadena 79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Cadena 79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Cadena 79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Cadena 79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Cadena 79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Cadena 79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Cadena 79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Cadena 799</text:p>
          </table:table-cell>
          <table:table-cell office:value-type="date" office:date-value="2023-11-27T07:51:16" calcext:value-type="date">
            <text:p>2023-11-27 07:51:16</text:p>
          </table:table-cell>
        </table:table-row>
      </table:table>
      <table:table table:name="Splits in 400 rows (3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Cadena 80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Cadena 80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Cadena 80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Cadena 80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Cadena 80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Cadena 80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Cadena 80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Cadena 80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Cadena 80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Cadena 80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Cadena 81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Cadena 81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Cadena 81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Cadena 81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Cadena 81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Cadena 81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Cadena 81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Cadena 81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Cadena 81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Cadena 81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Cadena 82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Cadena 82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Cadena 82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Cadena 82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Cadena 82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Cadena 82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Cadena 82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Cadena 82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Cadena 82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Cadena 82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Cadena 83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Cadena 83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Cadena 83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Cadena 83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Cadena 83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Cadena 83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Cadena 83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Cadena 83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Cadena 83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Cadena 83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Cadena 84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Cadena 84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Cadena 84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Cadena 84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Cadena 84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Cadena 84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Cadena 84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Cadena 84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Cadena 84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Cadena 84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Cadena 85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Cadena 85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Cadena 85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Cadena 85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Cadena 85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Cadena 85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Cadena 85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Cadena 85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Cadena 85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Cadena 85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Cadena 86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Cadena 86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Cadena 86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Cadena 86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Cadena 86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Cadena 86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Cadena 86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Cadena 86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Cadena 86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Cadena 86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Cadena 87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Cadena 87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Cadena 87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Cadena 87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Cadena 87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Cadena 87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Cadena 87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Cadena 87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Cadena 87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Cadena 87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Cadena 88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Cadena 88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Cadena 88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Cadena 88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Cadena 88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Cadena 88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Cadena 88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Cadena 88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Cadena 88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Cadena 88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Cadena 89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Cadena 89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Cadena 89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Cadena 89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Cadena 89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Cadena 89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Cadena 89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Cadena 89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Cadena 89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Cadena 89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Cadena 90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Cadena 90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Cadena 90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Cadena 90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Cadena 90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Cadena 90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Cadena 90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Cadena 90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Cadena 90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Cadena 90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Cadena 91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Cadena 91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Cadena 91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Cadena 91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Cadena 91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Cadena 91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Cadena 91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Cadena 91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Cadena 91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Cadena 91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Cadena 92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Cadena 92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Cadena 92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Cadena 92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Cadena 92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Cadena 92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Cadena 92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Cadena 92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Cadena 92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Cadena 92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Cadena 93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Cadena 93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Cadena 93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Cadena 93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Cadena 93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Cadena 93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Cadena 93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Cadena 93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Cadena 93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Cadena 93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Cadena 94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Cadena 94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Cadena 94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Cadena 94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Cadena 94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Cadena 94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Cadena 94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Cadena 94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Cadena 94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Cadena 94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Cadena 95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Cadena 95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Cadena 95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Cadena 95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Cadena 95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Cadena 95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Cadena 95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Cadena 95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Cadena 95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Cadena 95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Cadena 96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Cadena 96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Cadena 96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Cadena 96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Cadena 96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Cadena 96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Cadena 96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Cadena 96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Cadena 96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Cadena 96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Cadena 97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Cadena 97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Cadena 97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Cadena 97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Cadena 97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Cadena 97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Cadena 97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Cadena 97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Cadena 97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Cadena 97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Cadena 98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Cadena 98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Cadena 98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Cadena 98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Cadena 98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Cadena 98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Cadena 98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Cadena 98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Cadena 98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Cadena 989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Cadena 990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Cadena 991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Cadena 992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Cadena 993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Cadena 994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Cadena 995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Cadena 996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Cadena 997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Cadena 998</text:p>
          </table:table-cell>
          <table:table-cell office:value-type="date" office:date-value="2023-11-27T07:51:16" calcext:value-type="date">
            <text:p>2023-11-27 07:51:16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Cadena 999</text:p>
          </table:table-cell>
          <table:table-cell office:value-type="date" office:date-value="2023-11-27T07:51:16" calcext:value-type="date">
            <text:p>2023-11-27 07:51:16</text:p>
          </table:table-cell>
        </table:table-row>
      </table:table>
      <table:table table:name="Internal style names" table:style-name="ta2">
        <table:table-column table:style-name="co2" table:default-cell-style-name="ce114"/>
        <table:table-column table:style-name="co2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style-name="ce114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4" office:value-type="string" calcext:value-type="string">
            <text:p>Portrait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 table:style-name="ce114" office:value-type="string" calcext:value-type="string">
            <text:p>Report</text:p>
          </table:table-cell>
        </table:table-row>
        <table:table-row table:style-name="ro1">
          <table:table-cell office:value-type="string" calcext:value-type="string">
            <text:p>Accent 3</text:p>
          </table:table-cell>
          <table:table-cell/>
        </table:table-row>
        <table:table-row table:style-name="ro1"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Bold</text:p>
          </table:table-cell>
          <table:table-cell/>
        </table:table-row>
        <table:table-row table:style-name="ro1">
          <table:table-cell office:value-type="string" calcext:value-type="string">
            <text:p>BoldCenter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/>
        </table:table-row>
        <table:table-row table:style-name="ro1">
          <table:table-cell office:value-type="string" calcext:value-type="string">
            <text:p>Center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 office:value-type="string" calcext:value-type="string">
            <text:p>EUR</text:p>
          </table:table-cell>
          <table:table-cell/>
        </table:table-row>
        <table:table-row table:style-name="ro1"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Float2</text:p>
          </table:table-cell>
          <table:table-cell/>
        </table:table-row>
        <table:table-row table:style-name="ro1">
          <table:table-cell office:value-type="string" calcext:value-type="string">
            <text:p>Float6</text:p>
          </table:table-cell>
          <table:table-cell/>
        </table:table-row>
        <table:table-row table:style-name="ro1">
          <table:table-cell office:value-type="string" calcext:value-type="string">
            <text:p>Footnote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Heading</text:p>
          </table:table-cell>
          <table:table-cell/>
        </table:table-row>
        <table:table-row table:style-name="ro1">
          <table:table-cell office:value-type="string" calcext:value-type="string">
            <text:p>Heading 1</text:p>
          </table:table-cell>
          <table:table-cell/>
        </table:table-row>
        <table:table-row table:style-name="ro1">
          <table:table-cell office:value-type="string" calcext:value-type="string">
            <text:p>Heading 2</text:p>
          </table:table-cell>
          <table:table-cell/>
        </table:table-row>
        <table:table-row table:style-name="ro1">
          <table:table-cell office:value-type="string" calcext:value-type="string">
            <text:p>Hyperlink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/>
        </table:table-row>
        <table:table-row table:style-name="ro1"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VerticalBoldCenter</text:p>
          </table:table-cell>
          <table:table-cell/>
        </table:table-row>
        <table:table-row table:style-name="ro1">
          <table:table-cell office:value-type="string" calcext:value-type="string">
            <text:p>VerticalCenter</text:p>
          </table:table-cell>
          <table:table-cell/>
        </table:table-row>
        <table:table-row table:style-name="ro1">
          <table:table-cell office:value-type="string" calcext:value-type="string">
            <text:p>Warning</text:p>
          </table:table-cell>
          <table:table-cell/>
        </table:table-row>
      </table:table>
      <table:table table:name="Internal statistcs" table:style-name="ta2">
        <table:table-column table:style-name="co2" table:default-cell-style-name="ce117"/>
        <table:table-column table:style-name="co4" table:default-cell-style-name="ce40"/>
        <table:table-column table:style-name="co4" table:default-cell-style-name="ce92"/>
        <table:table-column table:style-name="co4" table:default-cell-style-name="ce82"/>
        <table:table-column table:style-name="co4" table:number-columns-repeated="7" table:default-cell-style-name="Default"/>
        <table:table-row table:style-name="ro1">
          <table:table-cell table:style-name="ce8" office:value-type="string" calcext:value-type="string">
            <text:p>Document generation</text:p>
          </table:table-cell>
          <table:table-cell table:style-name="ce118" office:value-type="string" calcext:value-type="string" table:number-columns-spanned="2" table:number-rows-spanned="1">
            <text:p>0:00:02.259203</text:p>
          </table:table-cell>
          <table:covered-table-cell table:style-name="Default"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Concepto</text:p>
          </table:table-cell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Segundos totales</text:p>
          </table:table-cell>
          <table:table-cell table:style-name="ce1" office:value-type="string" calcext:value-type="string">
            <text:p>Me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</text:p>
          </table:table-cell>
          <table:table-cell office:value-type="float" office:value="185" calcext:value-type="float">
            <text:p>185</text:p>
          </table:table-cell>
          <table:table-cell office:value-type="float" office:value="0.66148" calcext:value-type="float">
            <text:p>0,66</text:p>
          </table:table-cell>
          <table:table-cell office:value-type="float" office:value="0.00357744385026738" calcext:value-type="float">
            <text:p>0,0035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 unidas</text:p>
          </table:table-cell>
          <table:table-cell office:value-type="float" office:value="14" calcext:value-type="float">
            <text:p>14</text:p>
          </table:table-cell>
          <table:table-cell office:value-type="float" office:value="0.078494" calcext:value-type="float">
            <text:p>0,08</text:p>
          </table:table-cell>
          <table:table-cell office:value-type="float" office:value="0.00560671428571429" calcext:value-type="float">
            <text:p>0,0056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ctura de celdas</text:p>
          </table:table-cell>
          <table:table-cell office:value-type="float" office:value="12" calcext:value-type="float">
            <text:p>12</text:p>
          </table:table-cell>
          <table:table-cell office:value-type="float" office:value="0.034483" calcext:value-type="float">
            <text:p>0,03</text:p>
          </table:table-cell>
          <table:table-cell office:value-type="float" office:value="0.00287358333333333" calcext:value-type="float">
            <text:p>0,0028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evas hojas</text:p>
          </table:table-cell>
          <table:table-cell office:value-type="float" office:value="9" calcext:value-type="float">
            <text:p>9</text:p>
          </table:table-cell>
          <table:table-cell office:value-type="float" office:value="0.058681" calcext:value-type="float">
            <text:p>0,06</text:p>
          </table:table-cell>
          <table:table-cell office:value-type="float" office:value="0.00652011111111111" calcext:value-type="float">
            <text:p>0,0065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movilizaciones de hoja</text:p>
          </table:table-cell>
          <table:table-cell office:value-type="float" office:value="5" calcext:value-type="float">
            <text:p>5</text:p>
          </table:table-cell>
          <table:table-cell office:value-type="float" office:value="0.207642" calcext:value-type="float">
            <text:p>0,21</text:p>
          </table:table-cell>
          <table:table-cell office:value-type="float" office:value="0.0415284" calcext:value-type="float">
            <text:p>0,041528</text:p>
          </table:table-cell>
          <table:table-cell table:number-columns-repeated="7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4:.B8])" office:value-type="float" office:value="225" calcext:value-type="float">
            <text:p>225</text:p>
          </table:table-cell>
          <table:table-cell table:style-name="ce87" table:formula="of:=SUM([.C4:.C8])" office:value-type="float" office:value="1.04078" calcext:value-type="float">
            <text:p>1,04</text:p>
          </table:table-cell>
          <table:table-cell table:style-name="ce35"/>
          <table:table-cell table:number-columns-repeated="7"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3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11P0" style:volatile="true">
      <number:number number:decimal-places="2" number:min-decimal-places="2" number:min-integer-digits="1"/>
      <number:text> %</number:text>
    </number:percentage-style>
    <number:percentage-style style:name="N111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11P0"/>
    </number:percentag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number-style style:name="N117P0" style:volatile="true">
      <number:number number:decimal-places="6" number:min-decimal-places="6" number:min-integer-digits="1" number:grouping="true"/>
    </number:number-style>
    <number:number-style style:name="N117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1P0" style:volatile="true">
      <number:number number:decimal-places="6" number:min-decimal-places="6" number:min-integer-digits="1"/>
    </number:number-style>
    <number:number-style style:name="N121">
      <style:text-properties fo:color="#ff0000"/>
      <number:text>-</number:text>
      <number:number number:decimal-places="6" number:min-decimal-places="6" number:min-integer-digits="1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/>
    </number:number-style>
    <number:number-style style:name="N122">
      <style:text-properties fo:color="#ff0000"/>
      <number:text>-</number:text>
      <number:number number:decimal-places="2" number:min-decimal-places="2" number:min-integer-digits="1"/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11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7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8"/>
    <style:style style:name="EUR" style:family="table-cell" style:parent-style-name="Default" style:data-style-name="N113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15"/>
    <style:style style:name="Date" style:family="table-cell" style:parent-style-name="Default" style:data-style-name="N49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73"/>
    <style:style style:name="Time" style:family="table-cell" style:parent-style-name="Datetime" style:data-style-name="N6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9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style:style style:name="VerticalBoldCenter" style:family="table-cell" style:parent-style-name="VerticalCenter">
      <style:text-properties fo:font-weight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7">00/00/0000</text:date>, <text:time style:data-style-name="N2" text:time-value="07:51:15.50985316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ortrait" style:page-layout-name="Mpm3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07:51:14</meta:creation-date>
    <meta:generator>LibreOffice/7.5.8.2$Linux_X86_64 LibreOffice_project/50$Build-2</meta:generator>
    <meta:editing-duration>PT2S</meta:editing-duration>
    <meta:editing-cycles>2</meta:editing-cycles>
    <meta:initial-creator>Turulomio</meta:initial-creator>
    <dc:description>Este fichero ha sido generado con UnoGenerator-0.37.0. Puedes ver la página principal de UnoGenerator en https://github.com/turulomio/unogenerator/</dc:description>
    <dc:subject>Demostración de la clase ODS</dc:subject>
    <meta:keyword>unogenerator</meta:keyword>
    <meta:keyword>demo</meta:keyword>
    <meta:keyword>files</meta:keyword>
    <dc:date>2023-11-27T07:51:17.609500200</dc:date>
    <dc:title>Ejemplo ODS con UnoGenerator</dc:title>
    <meta:document-statistic meta:table-count="9" meta:cell-count="3414" meta:object-count="0"/>
  </office:meta>
</office:document-meta>
</file>